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v body</text:p>
      <text:p text:style-name="Standard"><text:tab/>;reg declarations</text:p>
      <text:p text:style-name="Standard"><text:tab/><text:tab/>arr char \q,\a,\z,\w,\s,\x,\e,\d,\c,\r,\f,\v,\t,\g,\b,\y,\h,\n,\u,\j,\m,\i,\k,\o,\l,\p</text:p>
      <text:p text:style-name="Standard"><text:tab/><text:tab/>arr CHAR \Q,\A,\Z,\W,\S,\X,\E,\D,\C,\R,\F,\V,\T,\G,\B,\Y,\H,\N,\U,\J,\M,\I,\K,\O,\L,\P</text:p>
      <text:p text:style-name="Standard"><text:tab/><text:tab/>arr digits \0,\1,\2,\3,\4,\5,\6,\7,\8,\9</text:p>
      <text:p text:style-name="Standard"><text:tab/><text:tab/>arr downshift \_</text:p>
      <text:p text:style-name="Standard"><text:tab/><text:tab/>str noone \n\o\o\n\e</text:p>
      <text:p text:style-name="Standard"><text:tab/><text:tab/>arr null noone</text:p>
      <text:p text:style-name="Standard"><text:tab/><text:tab/>arrrem null noone;getting empty arr</text:p>
      <text:p text:style-name="Standard"><text:tab/><text:tab/>arr space \ ;</text:p>
      <text:p text:style-name="Standard"><text:tab/><text:tab/>arr tab \<text:tab/>;here it's TAB!</text:p>
      <text:p text:style-name="Standard"><text:tab/><text:tab/>arr newline \</text:p>
      <text:p text:style-name="Standard">;end of new line</text:p>
      <text:p text:style-name="Standard"><text:tab/><text:tab/>arr begincomment \/\*</text:p>
      <text:p text:style-name="Standard"><text:tab/><text:tab/>arr endcomment \*\/</text:p>
      <text:p text:style-name="Standard"><text:tab/><text:tab/>arr include \#\i\n\c\l\u\d\e</text:p>
      <text:p text:style-name="Standard"><text:tab/><text:tab/>arr incopen \&lt;</text:p>
      <text:p text:style-name="Standard"><text:tab/><text:tab/>arr incclose \&gt;</text:p>
      <text:p text:style-name="Standard"><text:tab/><text:tab/>arr types \i\n\t, \l\o\n\g\ \l\o\n\g, \c\h\a\r, \f\l\o\a\t, \d\o\u\b\l\e, \s\h\o\r\t</text:p>
      <text:p text:style-name="Standard"><text:tab/><text:tab/>bor T.c \i\n\t, \l\o\n\g\ \l\o\n\g, \c\h\a\r, \f\l\o\a\t, \d\o\u\b\l\e, \s\h\o\r\t</text:p>
      <text:p text:style-name="Standard"><text:tab/><text:tab/>bor T.pas \L\o\n\g\I\n\t, \I\n\t\6\4, \S\h\o\r\t\I\n\t, \S\i\n\g\l\e, \C\o\m\p, \S\m\a\l\l\I\n\t</text:p>
      <text:p text:style-name="Standard"><text:tab/><text:tab/>arr arrayscopeopen \[</text:p>
      <text:p text:style-name="Standard"><text:tab/><text:tab/>arr arrayscopeclose \]</text:p>
      <text:p text:style-name="Standard"><text:tab/><text:tab/>arr blockscopeopen \{</text:p>
      <text:p text:style-name="Standard"><text:tab/><text:tab/>arr blockscopeclose \}</text:p>
      <text:p text:style-name="Standard"><text:tab/><text:tab/>arr scopeopen \(</text:p>
      <text:p text:style-name="Standard"><text:tab/><text:tab/>arr scopeclose \)</text:p>
      <text:p text:style-name="Standard"><text:tab/><text:tab/>arr comma \,</text:p>
      <text:p text:style-name="Standard"><text:tab/><text:tab/>obj tabul 1 space 1 tab 1 newline 1 null</text:p>
      <text:p text:style-name="Standard"><text:tab/><text:tab/>obj spaces 100 tabul</text:p>
      <text:p text:style-name="Standard"><text:tab/><text:tab/>obj fsym 1 char 1 CHAR 1 downshift</text:p>
      <text:p text:style-name="Standard"><text:tab/><text:tab/>obj sym 1 fsym 1 digits</text:p>
      <text:p text:style-name="Standard"><text:tab/><text:tab/>obj name 1 fsym, 100 sym 1 null</text:p>
      <text:p text:style-name="Standard"><text:tab/><text:tab/>obj funcname 1 name, 1 spaces, 1 scopeopen</text:p>
      <text:p text:style-name="Standard"><text:tab/><text:tab/>obj arrayname 1 name, 1 spaces, 1 arrayscopeopen</text:p>
      <text:p text:style-name="Standard"><text:tab/>;endreg</text:p>
      <text:p text:style-name="Standard"><text:tab/>opnrdf file \p\r\o\g\A\.\c</text:p>
      <text:p text:style-name="Standard"><text:tab/>opnwrf out \p\r\o\g\A\.\p\a\s</text:p>
      <text:p text:style-name="Standard"><text:tab/>met cycle</text:p>
      <text:p text:style-name="Standard"><text:tab/>;reg bodycycle</text:p>
      <text:p text:style-name="Standard"><text:tab/><text:tab/>;reg scan spaces, tabs and newlines to trash</text:p>
      <text:p text:style-name="Standard"><text:tab/><text:tab/>scnfltfil trash spaces file</text:p>
      <text:p text:style-name="Standard"><text:tab/><text:tab/><text:tab/>nop</text:p>
      <text:p text:style-name="Standard"><text:tab/><text:tab/>;endreg</text:p>
      <text:p text:style-name="Standard"><text:tab/><text:tab/>obj ocomments 1 begincomment</text:p>
      <text:p text:style-name="Standard"><text:tab/><text:tab/>scnfltfil comments ocomments file</text:p>
      <text:p text:style-name="Standard"><text:tab/><text:tab/><text:tab/>jmp next1</text:p>
      <text:p text:style-name="Standard"><text:tab/><text:tab/>;reg comments</text:p>
      <text:p text:style-name="Standard"><text:tab/><text:tab/><text:tab/>psh file</text:p>
      <text:p text:style-name="Standard"><text:tab/><text:tab/><text:tab/>obj endcomm 1 endcomment</text:p>
      <text:p text:style-name="Standard"><text:tab/><text:tab/><text:tab/>psh endcomm</text:p>
      <text:p text:style-name="Standard"><text:soft-page-break/><text:tab/><text:tab/><text:tab/>psh out</text:p>
      <text:p text:style-name="Standard"><text:tab/><text:tab/><text:tab/>run Comments</text:p>
      <text:p text:style-name="Standard"><text:tab/><text:tab/><text:tab/>jmp cycle</text:p>
      <text:p text:style-name="Standard"><text:tab/><text:tab/>;endreg</text:p>
      <text:p text:style-name="Standard"><text:tab/><text:tab/>met next1</text:p>
      <text:p text:style-name="Standard"><text:tab/><text:tab/>obj oinclude 1 include, 1 spaces, 1 incopen</text:p>
      <text:p text:style-name="Standard"><text:tab/><text:tab/>scnfltfil skip oinclude file</text:p>
      <text:p text:style-name="Standard"><text:tab/><text:tab/><text:tab/>jmp next2</text:p>
      <text:p text:style-name="Standard"><text:tab/><text:tab/>;reg include</text:p>
      <text:p text:style-name="Standard"><text:tab/><text:tab/><text:tab/>psh file</text:p>
      <text:p text:style-name="Standard"><text:tab/><text:tab/><text:tab/>obj endcomm 1 incclose</text:p>
      <text:p text:style-name="Standard"><text:tab/><text:tab/><text:tab/>psh endcomm</text:p>
      <text:p text:style-name="Standard"><text:tab/><text:tab/><text:tab/>psh out</text:p>
      <text:p text:style-name="Standard"><text:tab/><text:tab/><text:tab/>run Include</text:p>
      <text:p text:style-name="Standard"><text:tab/><text:tab/><text:tab/>jmp cycle</text:p>
      <text:p text:style-name="Standard"><text:tab/><text:tab/>;endreg</text:p>
      <text:p text:style-name="Standard"><text:tab/><text:tab/>met next2</text:p>
      <text:p text:style-name="Standard"><text:tab/><text:tab/>obj otype 1 spaces, 1 types, 1 spaces</text:p>
      <text:p text:style-name="Standard"><text:tab/><text:tab/>scnfltfil type otype file</text:p>
      <text:p text:style-name="Standard"><text:tab/><text:tab/><text:tab/>jmp exit1</text:p>
      <text:p text:style-name="Standard"><text:tab/><text:tab/>;reg type</text:p>
      <text:p text:style-name="Standard"><text:tab/><text:tab/><text:tab/>scnfltfil function funcname file</text:p>
      <text:p text:style-name="Standard"><text:tab/><text:tab/><text:tab/><text:tab/>nop</text:p>
      <text:p text:style-name="Standard"><text:tab/><text:tab/><text:tab/>psh out</text:p>
      <text:p text:style-name="Standard"><text:tab/><text:tab/><text:tab/>psh file</text:p>
      <text:p text:style-name="Standard"><text:tab/><text:tab/><text:tab/>psh type</text:p>
      <text:p text:style-name="Standard"><text:tab/><text:tab/><text:tab/>psh function</text:p>
      <text:p text:style-name="Standard"><text:tab/><text:tab/><text:tab/>psh spaces</text:p>
      <text:p text:style-name="Standard"><text:tab/><text:tab/><text:tab/>psh T.pas</text:p>
      <text:p text:style-name="Standard"><text:tab/><text:tab/><text:tab/>psh T.c</text:p>
      <text:p text:style-name="Standard"><text:tab/><text:tab/><text:tab/>psh arrayname</text:p>
      <text:p text:style-name="Standard"><text:tab/><text:tab/><text:tab/>psh name</text:p>
      <text:p text:style-name="Standard"><text:tab/><text:tab/><text:tab/>psh types</text:p>
      <text:p text:style-name="Standard"><text:tab/><text:tab/><text:tab/>run Function</text:p>
      <text:p text:style-name="Standard"><text:tab/><text:tab/><text:tab/>jmp cycle</text:p>
      <text:p text:style-name="Standard"><text:tab/><text:tab/>;endreg</text:p>
      <text:p text:style-name="Standard"><text:tab/>;endreg</text:p>
      <text:p text:style-name="Standard"><text:tab/>met exit1</text:p>
      <text:p text:style-name="Standard"><text:tab/>cls file</text:p>
      <text:p text:style-name="Standard"><text:tab/>cls out</text:p>
      <text:p text:style-name="Standard"><text:tab/>end</text:p>
      <text:p text:style-name="Standard">endenv</text:p>
      <text:p text:style-name="Standard">env Comments</text:p>
      <text:p text:style-name="Standard"><text:tab/>str newline \</text:p>
      <text:p text:style-name="Standard">;</text:p>
      <text:p text:style-name="Standard"><text:tab/>pop out</text:p>
      <text:p text:style-name="Standard"><text:tab/>pop oend.</text:p>
      <text:p text:style-name="Standard"><text:tab/>pop file</text:p>
      <text:p text:style-name="Standard"><text:tab/>str S \(\*</text:p>
      <text:p text:style-name="Standard"><text:tab/>str F \*\)</text:p>
      <text:p text:style-name="Standard"><text:tab/>wrt out S</text:p>
      <text:p text:style-name="Standard"><text:tab/>met met1</text:p>
      <text:p text:style-name="Standard"><text:soft-page-break/><text:tab/>scnfltfil end. oend. file</text:p>
      <text:p text:style-name="Standard"><text:tab/>jmp readchar</text:p>
      <text:p text:style-name="Standard"><text:tab/>wrt out F</text:p>
      <text:p text:style-name="Standard"><text:tab/>wrt out newline</text:p>
      <text:p text:style-name="Standard"><text:tab/>end</text:p>
      <text:p text:style-name="Standard"><text:tab/>met readchar</text:p>
      <text:p text:style-name="Standard"><text:tab/>scndef stri 1 file</text:p>
      <text:p text:style-name="Standard"><text:tab/>wrt out stri</text:p>
      <text:p text:style-name="Standard"><text:tab/>jmp met1</text:p>
      <text:p text:style-name="Standard">endenv</text:p>
      <text:p text:style-name="Standard">env Include</text:p>
      <text:p text:style-name="Standard"><text:tab/>pop out</text:p>
      <text:p text:style-name="Standard"><text:tab/>pop oend.</text:p>
      <text:p text:style-name="Standard"><text:tab/>pop file</text:p>
      <text:p text:style-name="Standard"><text:tab/>met met1</text:p>
      <text:p text:style-name="Standard"><text:tab/>scnfltfil end. oend. file</text:p>
      <text:p text:style-name="Standard"><text:tab/>jmp readchar</text:p>
      <text:p text:style-name="Standard"><text:tab/>end</text:p>
      <text:p text:style-name="Standard"><text:tab/>met readchar</text:p>
      <text:p text:style-name="Standard"><text:tab/>scndef stri 1 file</text:p>
      <text:p text:style-name="Standard"><text:tab/>jmp met1</text:p>
      <text:p text:style-name="Standard">endenv</text:p>
      <text:p text:style-name="Standard">env Function</text:p>
      <text:p text:style-name="Standard"><text:tab/>;reg pops</text:p>
      <text:p text:style-name="Standard"><text:tab/><text:tab/>pop types</text:p>
      <text:p text:style-name="Standard"><text:tab/><text:tab/>pop name</text:p>
      <text:p text:style-name="Standard"><text:tab/><text:tab/>pop arrayname</text:p>
      <text:p text:style-name="Standard"><text:tab/><text:tab/>pop Tc</text:p>
      <text:p text:style-name="Standard"><text:tab/><text:tab/>pop Tpas</text:p>
      <text:p text:style-name="Standard"><text:tab/><text:tab/>pop spaces</text:p>
      <text:p text:style-name="Standard"><text:tab/><text:tab/>pop function</text:p>
      <text:p text:style-name="Standard"><text:tab/><text:tab/>pop type</text:p>
      <text:p text:style-name="Standard"><text:tab/><text:tab/>pop file</text:p>
      <text:p text:style-name="Standard"><text:tab/><text:tab/>pop out</text:p>
      <text:p text:style-name="Standard"><text:tab/>;endreg</text:p>
      <text:p text:style-name="Standard"><text:tab/>;reg pushs</text:p>
      <text:p text:style-name="Standard"><text:tab/><text:tab/>psh file</text:p>
      <text:p text:style-name="Standard"><text:tab/><text:tab/>psh name</text:p>
      <text:p text:style-name="Standard"><text:tab/><text:tab/>psh arrayname</text:p>
      <text:p text:style-name="Standard"><text:tab/><text:tab/>psh spaces</text:p>
      <text:p text:style-name="Standard"><text:tab/><text:tab/>psh types</text:p>
      <text:p text:style-name="Standard"><text:tab/><text:tab/>psh Tc</text:p>
      <text:p text:style-name="Standard"><text:tab/><text:tab/>psh Tpas</text:p>
      <text:p text:style-name="Standard"><text:tab/>;endreg</text:p>
      <text:p text:style-name="Standard"><text:tab/>run ReadVarInArgs</text:p>
      <text:p text:style-name="Standard"><text:tab/>pop arraynames</text:p>
      <text:p text:style-name="Standard"><text:tab/>pop stringnames</text:p>
      <text:p text:style-name="Standard"><text:tab/>str string \f\u\n\c\t\i\o\n\ </text:p>
      <text:p text:style-name="Standard"><text:tab/>wrt out string</text:p>
      <text:p text:style-name="Standard"><text:tab/>;reg write header</text:p>
      <text:p text:style-name="Standard"><text:tab/><text:tab/>prt string function 0</text:p>
      <text:p text:style-name="Standard"><text:tab/><text:tab/>wrt out string</text:p>
      <text:p text:style-name="Standard"><text:soft-page-break/><text:tab/><text:tab/>str string \(</text:p>
      <text:p text:style-name="Standard"><text:tab/><text:tab/>wrt out string</text:p>
      <text:p text:style-name="Standard"><text:tab/><text:tab/>;reg write vars</text:p>
      <text:p text:style-name="Standard"><text:tab/><text:tab/><text:tab/>vctgsz stringnames size</text:p>
      <text:p text:style-name="Standard"><text:tab/><text:tab/><text:tab/>mth x 0</text:p>
      <text:p text:style-name="Standard"><text:tab/><text:tab/><text:tab/>jmp start1</text:p>
      <text:p text:style-name="Standard"><text:tab/><text:tab/><text:tab/>met cycle1</text:p>
      <text:p text:style-name="Standard"><text:tab/><text:tab/><text:tab/>;reg cycle1</text:p>
      <text:p text:style-name="Standard"><text:tab/><text:tab/><text:tab/><text:tab/>tsteql x size</text:p>
      <text:p text:style-name="Standard"><text:tab/><text:tab/><text:tab/><text:tab/><text:tab/>jmp start1</text:p>
      <text:p text:style-name="Standard"><text:tab/><text:tab/><text:tab/><text:tab/>str string \;\ </text:p>
      <text:p text:style-name="Standard"><text:tab/><text:tab/><text:tab/><text:tab/>wrt out string</text:p>
      <text:p text:style-name="Standard"><text:tab/><text:tab/><text:tab/><text:tab/>met start1</text:p>
      <text:p text:style-name="Standard"><text:tab/><text:tab/><text:tab/><text:tab/>tsteql size x</text:p>
      <text:p text:style-name="Standard"><text:tab/><text:tab/><text:tab/><text:tab/><text:tab/>jmp exit1</text:p>
      <text:p text:style-name="Standard"><text:tab/><text:tab/><text:tab/><text:tab/>mth n size 1 -</text:p>
      <text:p text:style-name="Standard"><text:tab/><text:tab/><text:tab/><text:tab/>mth size n</text:p>
      <text:p text:style-name="Standard"><text:tab/><text:tab/><text:tab/><text:tab/>vctget stringnames string n</text:p>
      <text:p text:style-name="Standard"><text:tab/><text:tab/><text:tab/><text:tab/>wrt out string</text:p>
      <text:p text:style-name="Standard"><text:tab/><text:tab/><text:tab/><text:tab/>jmp cycle1</text:p>
      <text:p text:style-name="Standard"><text:tab/><text:tab/><text:tab/>;endreg</text:p>
      <text:p text:style-name="Standard"><text:tab/><text:tab/><text:tab/>met exit1 </text:p>
      <text:p text:style-name="Standard"><text:tab/><text:tab/><text:tab/>vctgsz arraynames size</text:p>
      <text:p text:style-name="Standard"><text:tab/><text:tab/><text:tab/>jmp start2</text:p>
      <text:p text:style-name="Standard"><text:tab/><text:tab/><text:tab/>met cycle2</text:p>
      <text:p text:style-name="Standard"><text:tab/><text:tab/><text:tab/>;reg cycle2</text:p>
      <text:p text:style-name="Standard"><text:tab/><text:tab/><text:tab/><text:tab/>tsteql x size</text:p>
      <text:p text:style-name="Standard"><text:tab/><text:tab/><text:tab/><text:tab/><text:tab/>jmp start2</text:p>
      <text:p text:style-name="Standard"><text:tab/><text:tab/><text:tab/><text:tab/>str string \;\ </text:p>
      <text:p text:style-name="Standard"><text:tab/><text:tab/><text:tab/><text:tab/>wrt out string</text:p>
      <text:p text:style-name="Standard"><text:tab/><text:tab/><text:tab/><text:tab/>met start2</text:p>
      <text:p text:style-name="Standard"><text:tab/><text:tab/><text:tab/><text:tab/>tsteql size x</text:p>
      <text:p text:style-name="Standard"><text:tab/><text:tab/><text:tab/><text:tab/><text:tab/>jmp exit2</text:p>
      <text:p text:style-name="Standard"><text:tab/><text:tab/><text:tab/><text:tab/>mth n size 1 -</text:p>
      <text:p text:style-name="Standard"><text:tab/><text:tab/><text:tab/><text:tab/>vctget arraynames string n</text:p>
      <text:p text:style-name="Standard"><text:tab/><text:tab/><text:tab/><text:tab/>wrt out string</text:p>
      <text:p text:style-name="Standard"><text:tab/><text:tab/><text:tab/><text:tab/>jmp cycle2</text:p>
      <text:p text:style-name="Standard"><text:tab/><text:tab/><text:tab/>;endreg</text:p>
      <text:p text:style-name="Standard"><text:tab/><text:tab/><text:tab/>met exit2</text:p>
      <text:p text:style-name="Standard"><text:tab/><text:tab/><text:tab/>str string \)\ \:\ ;</text:p>
      <text:p text:style-name="Standard"><text:tab/><text:tab/><text:tab/>wrt out string</text:p>
      <text:p text:style-name="Standard"><text:tab/><text:tab/><text:tab/>prt string type 1</text:p>
      <text:p text:style-name="Standard"><text:tab/><text:tab/><text:tab/>borgtn Tc num string</text:p>
      <text:p text:style-name="Standard"><text:tab/><text:tab/><text:tab/>borgts Tpas string num</text:p>
      <text:p text:style-name="Standard"><text:tab/><text:tab/><text:tab/>wrt out string</text:p>
      <text:p text:style-name="Standard"><text:tab/><text:tab/><text:tab/>str string \;\</text:p>
      <text:p text:style-name="Standard">;</text:p>
      <text:p text:style-name="Standard"><text:tab/><text:tab/><text:tab/>wrt out string</text:p>
      <text:p text:style-name="Standard"><text:tab/><text:tab/>;endreg</text:p>
      <text:p text:style-name="Standard"><text:tab/>;endreg</text:p>
      <text:p text:style-name="Standard"><text:tab/>;mne vsyo nadoelo.</text:p>
      <text:p text:style-name="Standard"><text:tab/>;budu ostavlyat' lish' zagolovji funkzij!!!</text:p>
      <text:p text:style-name="Standard"><text:soft-page-break/><text:tab/>str noone \n\o\o\n\e</text:p>
      <text:p text:style-name="Standard"><text:tab/>arr null noone</text:p>
      <text:p text:style-name="Standard"><text:tab/>arrrem null noone;getting empty arr</text:p>
      <text:p text:style-name="Standard"><text:tab/>arr space \ ;</text:p>
      <text:p text:style-name="Standard"><text:tab/>arr tab \<text:tab/>;here it's TAB!</text:p>
      <text:p text:style-name="Standard"><text:tab/>arr newline \</text:p>
      <text:p text:style-name="Standard">;end of new line</text:p>
      <text:p text:style-name="Standard"><text:tab/>arr blockscopeopen \{</text:p>
      <text:p text:style-name="Standard"><text:tab/>arr blockscopeclose \}</text:p>
      <text:p text:style-name="Standard"><text:tab/>obj tabul 1 space 1 tab 1 newline 1 null</text:p>
      <text:p text:style-name="Standard"><text:tab/>obj spaces 100 tabul</text:p>
      <text:p text:style-name="Standard"><text:tab/>obj openscope 1 spaces 1 null, 1 blockscopeopen</text:p>
      <text:p text:style-name="Standard"><text:tab/>obj closescope 1 spaces 1 null, 1 blockscopeclose</text:p>
      <text:p text:style-name="Standard"><text:tab/>mth i 0</text:p>
      <text:p text:style-name="Standard"><text:tab/>mth zero 0</text:p>
      <text:p text:style-name="Standard"><text:tab/>met cycle01</text:p>
      <text:p text:style-name="Standard"><text:tab/>tsteql i zero</text:p>
      <text:p text:style-name="Standard"><text:tab/><text:tab/>jmp readopen01</text:p>
      <text:p text:style-name="Standard"><text:tab/>jmp exit01</text:p>
      <text:p text:style-name="Standard"><text:tab/>met readopen01</text:p>
      <text:p text:style-name="Standard"><text:tab/>scnfltfil o openscope file</text:p>
      <text:p text:style-name="Standard"><text:tab/><text:tab/>jmp next01</text:p>
      <text:p text:style-name="Standard"><text:tab/>mth x i 1 +</text:p>
      <text:p text:style-name="Standard"><text:tab/>mth i x</text:p>
      <text:p text:style-name="Standard"><text:tab/>jmp exit01</text:p>
      <text:p text:style-name="Standard"><text:tab/>met next01</text:p>
      <text:p text:style-name="Standard"><text:tab/>nxt file 1</text:p>
      <text:p text:style-name="Standard"><text:tab/>jmp cycle01</text:p>
      <text:p text:style-name="Standard"><text:tab/>met exit01</text:p>
      <text:p text:style-name="Standard"><text:tab/>met cycle02</text:p>
      <text:p text:style-name="Standard"><text:tab/>tsteql i zero</text:p>
      <text:p text:style-name="Standard"><text:tab/><text:tab/>jmp exit02</text:p>
      <text:p text:style-name="Standard"><text:tab/>scnfltfil o openscope file</text:p>
      <text:p text:style-name="Standard"><text:tab/><text:tab/>jmp skip021</text:p>
      <text:p text:style-name="Standard"><text:tab/>mth x i 1 +</text:p>
      <text:p text:style-name="Standard"><text:tab/>mth i x</text:p>
      <text:p text:style-name="Standard"><text:tab/>met skip021</text:p>
      <text:p text:style-name="Standard"><text:tab/>scnfltfil o closescope file</text:p>
      <text:p text:style-name="Standard"><text:tab/><text:tab/>jmp skip022</text:p>
      <text:p text:style-name="Standard"><text:tab/>mth x i 1 -</text:p>
      <text:p text:style-name="Standard"><text:tab/>mth i x</text:p>
      <text:p text:style-name="Standard"><text:tab/>jmp cycle02</text:p>
      <text:p text:style-name="Standard"><text:tab/>met skip022</text:p>
      <text:p text:style-name="Standard"><text:tab/>nxt file 1</text:p>
      <text:p text:style-name="Standard"><text:tab/>jmp cycle02</text:p>
      <text:p text:style-name="Standard"><text:tab/>met exit02</text:p>
      <text:p text:style-name="Standard"><text:tab/>end</text:p>
      <text:p text:style-name="Standard">endenv</text:p>
      <text:p text:style-name="Standard">;Tpas Tc types spaces arrayname name file</text:p>
      <text:p text:style-name="Standard">;arraynames stringnames</text:p>
      <text:p text:style-name="Standard">env ReadVarInArgs </text:p>
      <text:p text:style-name="Standard"><text:tab/>arr comma \,</text:p>
      <text:p text:style-name="Standard"><text:soft-page-break/><text:tab/>arr digits \0,\1,\2,\3,\4,\5,\6,\7,\8,\9</text:p>
      <text:p text:style-name="Standard"><text:tab/>obj number 10 digits</text:p>
      <text:p text:style-name="Standard"><text:tab/>;reg get args</text:p>
      <text:p text:style-name="Standard"><text:tab/><text:tab/>pop Tpas</text:p>
      <text:p text:style-name="Standard"><text:tab/><text:tab/>pop Tc</text:p>
      <text:p text:style-name="Standard"><text:tab/><text:tab/>pop types</text:p>
      <text:p text:style-name="Standard"><text:tab/><text:tab/>pop spaces</text:p>
      <text:p text:style-name="Standard"><text:tab/><text:tab/>pop arrayname</text:p>
      <text:p text:style-name="Standard"><text:tab/><text:tab/>pop name</text:p>
      <text:p text:style-name="Standard"><text:tab/><text:tab/>pop file</text:p>
      <text:p text:style-name="Standard"><text:tab/>;endreg</text:p>
      <text:p text:style-name="Standard"><text:tab/>vct arraynames 0</text:p>
      <text:p text:style-name="Standard"><text:tab/>vct varnames 0</text:p>
      <text:p text:style-name="Standard"><text:tab/></text:p>
      <text:p text:style-name="Standard"><text:tab/>;reg add vectors to varnames</text:p>
      <text:p text:style-name="Standard"><text:tab/><text:tab/>vct x 0</text:p>
      <text:p text:style-name="Standard"><text:tab/><text:tab/>vctpshbck varnames x;1</text:p>
      <text:p text:style-name="Standard"><text:tab/><text:tab/>vct x 0</text:p>
      <text:p text:style-name="Standard"><text:tab/><text:tab/>vctpshbck varnames x;2</text:p>
      <text:p text:style-name="Standard"><text:tab/><text:tab/>vct x 0</text:p>
      <text:p text:style-name="Standard"><text:tab/><text:tab/>vctpshbck varnames x;3</text:p>
      <text:p text:style-name="Standard"><text:tab/><text:tab/>vct x 0</text:p>
      <text:p text:style-name="Standard"><text:tab/><text:tab/>vctpshbck varnames x;4</text:p>
      <text:p text:style-name="Standard"><text:tab/><text:tab/>vct x 0</text:p>
      <text:p text:style-name="Standard"><text:tab/><text:tab/>vctpshbck varnames x;5</text:p>
      <text:p text:style-name="Standard"><text:tab/><text:tab/>vct x 0</text:p>
      <text:p text:style-name="Standard"><text:tab/><text:tab/>vctpshbck varnames x;6`</text:p>
      <text:p text:style-name="Standard"><text:tab/>;endreg</text:p>
      <text:p text:style-name="Standard">opnwrf log \l\o\g\.\t\x\t</text:p>
      <text:p text:style-name="Standard"><text:tab/>str x \x</text:p>
      <text:p text:style-name="Standard"><text:tab/>arr null x</text:p>
      <text:p text:style-name="Standard"><text:tab/>arrrem null x</text:p>
      <text:p text:style-name="Standard"><text:tab/>obj otype 1 spaces 1 null, 1 comma 1 null, 1 spaces 1 null, 1 types, 1 spaces 1 null</text:p>
      <text:p text:style-name="Standard"><text:tab/>met begin1</text:p>
      <text:p text:style-name="Standard"><text:tab/>;reg read data</text:p>
      <text:p text:style-name="Standard"><text:tab/><text:tab/>scnfltfil type otype file</text:p>
      <text:p text:style-name="Standard"><text:tab/><text:tab/><text:tab/>jmp end1</text:p>
      <text:p text:style-name="Standard"><text:tab/><text:tab/>scnfltfil array arrayname file</text:p>
      <text:p text:style-name="Standard"><text:tab/><text:tab/><text:tab/>jmp iwillreadvar</text:p>
      <text:p text:style-name="Standard"><text:tab/><text:tab/>;reg read array</text:p>
      <text:p text:style-name="Standard"><text:tab/><text:tab/><text:tab/>;reg prepare actions</text:p>
      <text:p text:style-name="Standard"><text:tab/><text:tab/><text:tab/><text:tab/>prt myarray array 0</text:p>
      <text:p text:style-name="Standard"><text:tab/><text:tab/><text:tab/><text:tab/>str tmp \ \:\ \A\r\r\a\y\ \[;last space</text:p>
      <text:p text:style-name="Standard"><text:tab/><text:tab/><text:tab/><text:tab/>txtctn tmp2 myarray tmp </text:p>
      <text:p text:style-name="Standard"><text:tab/><text:tab/><text:tab/><text:tab/>str myarray tmp2</text:p>
      <text:p text:style-name="Standard"><text:tab/><text:tab/><text:tab/><text:tab/>arr openscope \[</text:p>
      <text:p text:style-name="Standard"><text:tab/><text:tab/><text:tab/><text:tab/>arr closescope \]</text:p>
      <text:p text:style-name="Standard"><text:tab/><text:tab/><text:tab/>;endreg</text:p>
      <text:p text:style-name="Standard"><text:tab/><text:tab/><text:tab/>obj dimension 1 spaces, 1 openscope, 1 spaces, 1 number, 1 spaces, 1 closescope</text:p>
      <text:p text:style-name="Standard"><text:tab/><text:tab/><text:tab/>prv file 1</text:p>
      <text:p text:style-name="Standard"><text:tab/><text:tab/><text:tab/>met readdims</text:p>
      <text:p text:style-name="Standard"><text:soft-page-break/><text:tab/><text:tab/><text:tab/>scnfltfil dim dimension file</text:p>
      <text:p text:style-name="Standard"><text:tab/><text:tab/><text:tab/><text:tab/>jmp ireadalldims</text:p>
      <text:p text:style-name="Standard"><text:tab/><text:tab/><text:tab/>;reg add new dimension</text:p>
      <text:p text:style-name="Standard"><text:tab/><text:tab/><text:tab/><text:tab/>str tmp \0\.\.</text:p>
      <text:p text:style-name="Standard"><text:tab/><text:tab/><text:tab/><text:tab/>prt tmp2 dim 3</text:p>
      <text:p text:style-name="Standard"><text:tab/><text:tab/><text:tab/><text:tab/>txtctn tmp3 tmp tmp2 </text:p>
      <text:p text:style-name="Standard"><text:tab/><text:tab/><text:tab/><text:tab/>str tmp \,</text:p>
      <text:p text:style-name="Standard"><text:tab/><text:tab/><text:tab/><text:tab/>txtctn tmp2 tmp3 tmp </text:p>
      <text:p text:style-name="Standard"><text:tab/><text:tab/><text:tab/><text:tab/>txtctn tmp myarray tmp2 </text:p>
      <text:p text:style-name="Standard"><text:tab/><text:tab/><text:tab/><text:tab/>str myarray tmp</text:p>
      <text:p text:style-name="Standard"><text:tab/><text:tab/><text:tab/>;endreg</text:p>
      <text:p text:style-name="Standard"><text:tab/><text:tab/><text:tab/>jmp readdims</text:p>
      <text:p text:style-name="Standard"><text:tab/><text:tab/><text:tab/>met ireadalldims</text:p>
      <text:p text:style-name="Standard"><text:tab/><text:tab/><text:tab/>;reg finish actions</text:p>
      <text:p text:style-name="Standard"><text:tab/><text:tab/><text:tab/><text:tab/>txtlen tmp myarray</text:p>
      <text:p text:style-name="Standard"><text:tab/><text:tab/><text:tab/><text:tab/>mth l tmp 1 -</text:p>
      <text:p text:style-name="Standard"><text:tab/><text:tab/><text:tab/><text:tab/>txtdel myarray l 1</text:p>
      <text:p text:style-name="Standard"><text:tab/><text:tab/><text:tab/><text:tab/>str tmp \]\ \o\f\ ;last space</text:p>
      <text:p text:style-name="Standard"><text:tab/><text:tab/><text:tab/><text:tab/>txtctn tmp2 myarray tmp </text:p>
      <text:p text:style-name="Standard"><text:tab/><text:tab/><text:tab/><text:tab/>prt tmp type 3</text:p>
      <text:p text:style-name="Standard"><text:tab/><text:tab/><text:tab/><text:tab/>borgtn Tc num tmp</text:p>
      <text:p text:style-name="Standard"><text:tab/><text:tab/><text:tab/><text:tab/>borgts Tpas tmp num</text:p>
      <text:p text:style-name="Standard"><text:tab/><text:tab/><text:tab/><text:tab/>txtctn myarrray tmp2 tmp </text:p>
      <text:p text:style-name="Standard"><text:tab/><text:tab/><text:tab/><text:tab/>vctpshbck arraynames</text:p>
      <text:p text:style-name="Standard"><text:tab/><text:tab/><text:tab/>;endreg</text:p>
      <text:p text:style-name="Standard"><text:tab/><text:tab/><text:tab/>jmp begin1</text:p>
      <text:p text:style-name="Standard"><text:tab/><text:tab/>;endreg</text:p>
      <text:p text:style-name="Standard"><text:tab/><text:tab/>met iwillreadvar</text:p>
      <text:p text:style-name="Standard"><text:tab/><text:tab/>;reg read varname</text:p>
      <text:p text:style-name="Standard"><text:tab/><text:tab/><text:tab/>scnfltfil varn name file</text:p>
      <text:p text:style-name="Standard"><text:tab/><text:tab/><text:tab/><text:tab/>nop</text:p>
      <text:p text:style-name="Standard"><text:tab/><text:tab/><text:tab/>prt stype type 3</text:p>
      <text:p text:style-name="Standard"><text:tab/><text:tab/><text:tab/>borgtn Tc numb stype</text:p>
      <text:p text:style-name="Standard"><text:tab/><text:tab/><text:tab/>mts snumb numb</text:p>
      <text:p text:style-name="Standard"><text:tab/><text:tab/><text:tab/>wrt log snumb</text:p>
      <text:p text:style-name="Standard"><text:tab/><text:tab/><text:tab/>str stringi \;</text:p>
      <text:p text:style-name="Standard"><text:tab/><text:tab/><text:tab/>wrt log stringi</text:p>
      <text:p text:style-name="Standard"><text:tab/><text:tab/><text:tab/>vctget varnames vector numb</text:p>
      <text:p text:style-name="Standard"><text:tab/><text:tab/><text:tab/>prt sname1 varn 0</text:p>
      <text:p text:style-name="Standard"><text:tab/><text:tab/><text:tab/>prt sname2 varn 1</text:p>
      <text:p text:style-name="Standard"><text:tab/><text:tab/><text:tab/>txtctn sname sname1 sname2</text:p>
      <text:p text:style-name="Standard"><text:tab/><text:tab/><text:tab/>vctpshbck vector sname</text:p>
      <text:p text:style-name="Standard"><text:tab/><text:tab/><text:tab/>str stringi \;\;</text:p>
      <text:p text:style-name="Standard"><text:tab/><text:tab/><text:tab/>wrt log stringi</text:p>
      <text:p text:style-name="Standard"><text:tab/><text:tab/><text:tab/>vctgsz vector llen</text:p>
      <text:p text:style-name="Standard"><text:tab/><text:tab/><text:tab/>mts stringi llen</text:p>
      <text:p text:style-name="Standard"><text:tab/><text:tab/><text:tab/>wrt log stringi</text:p>
      <text:p text:style-name="Standard"><text:tab/><text:tab/><text:tab/>str stringi \~\~</text:p>
      <text:p text:style-name="Standard"><text:tab/><text:tab/><text:tab/>wrt log stringi</text:p>
      <text:p text:style-name="Standard"><text:tab/><text:tab/>;endreg</text:p>
      <text:p text:style-name="Standard"><text:tab/><text:tab/>jmp begin1</text:p>
      <text:p text:style-name="Standard"><text:tab/>;endreg</text:p>
      <text:p text:style-name="Standard"><text:soft-page-break/><text:tab/>met end1</text:p>
      <text:p text:style-name="Standard"><text:tab/>cls log</text:p>
      <text:p text:style-name="Standard"><text:tab/>vct stringnames 0</text:p>
      <text:p text:style-name="Standard"><text:tab/>vctgsz varnames size</text:p>
      <text:p text:style-name="Standard"><text:tab/>mth zero 0</text:p>
      <text:p text:style-name="Standard"><text:tab/>met finishcycle1</text:p>
      <text:p text:style-name="Standard"><text:tab/>;reg cincatenation name and type</text:p>
      <text:p text:style-name="Standard"><text:tab/><text:tab/>tsteql zero size</text:p>
      <text:p text:style-name="Standard"><text:tab/><text:tab/><text:tab/>jmp finish</text:p>
      <text:p text:style-name="Standard"><text:tab/><text:tab/>mth x size 1 -</text:p>
      <text:p text:style-name="Standard"><text:tab/><text:tab/>mth size x</text:p>
      <text:p text:style-name="Standard"><text:tab/><text:tab/>vctget varnames vector x</text:p>
      <text:p text:style-name="Standard"><text:tab/><text:tab/>vctgsz vector size2</text:p>
      <text:p text:style-name="Standard"><text:tab/><text:tab/></text:p>
      <text:p text:style-name="Standard"><text:tab/><text:tab/>tsteql zero size2</text:p>
      <text:p text:style-name="Standard"><text:tab/><text:tab/><text:tab/>jmp skip_finishcycle2</text:p>
      <text:p text:style-name="Standard"><text:tab/><text:tab/>;reg cycle two</text:p>
      <text:p text:style-name="Standard"><text:tab/><text:tab/><text:tab/>str string \x</text:p>
      <text:p text:style-name="Standard"><text:tab/><text:tab/><text:tab/>txtdel string 0 1</text:p>
      <text:p text:style-name="Standard"><text:tab/><text:tab/><text:tab/>met finishcycle2</text:p>
      <text:p text:style-name="Standard"><text:tab/><text:tab/><text:tab/>tsteql zero size2</text:p>
      <text:p text:style-name="Standard"><text:tab/><text:tab/><text:tab/><text:tab/>jmp finish2</text:p>
      <text:p text:style-name="Standard"><text:tab/><text:tab/><text:tab/>mth x size2 1 -</text:p>
      <text:p text:style-name="Standard"><text:tab/><text:tab/><text:tab/>mth size2 x</text:p>
      <text:p text:style-name="Standard"><text:tab/><text:tab/><text:tab/>vctget vector el x</text:p>
      <text:p text:style-name="Standard"><text:tab/><text:tab/><text:tab/>txtctn string2 string el </text:p>
      <text:p text:style-name="Standard"><text:tab/><text:tab/><text:tab/>str string \,\ ;</text:p>
      <text:p text:style-name="Standard"><text:tab/><text:tab/><text:tab/>txtctn el string2 string </text:p>
      <text:p text:style-name="Standard"><text:tab/><text:tab/><text:tab/>str string el</text:p>
      <text:p text:style-name="Standard"><text:tab/><text:tab/><text:tab/>jmp finishcycle2</text:p>
      <text:p text:style-name="Standard"><text:tab/><text:tab/><text:tab/>met finish2</text:p>
      <text:p text:style-name="Standard"><text:tab/><text:tab/>;endreg</text:p>
      <text:p text:style-name="Standard"><text:tab/><text:tab/>txtlen x string</text:p>
      <text:p text:style-name="Standard"><text:tab/><text:tab/>mth len x 2 -</text:p>
      <text:p text:style-name="Standard"><text:tab/><text:tab/>txtdel string len 2</text:p>
      <text:p text:style-name="Standard"><text:tab/><text:tab/>str string2 \ \:\ ;</text:p>
      <text:p text:style-name="Standard"><text:tab/><text:tab/>;prt stype type 3</text:p>
      <text:p text:style-name="Standard"><text:tab/><text:tab/>;borgtn Tc num stype</text:p>
      <text:p text:style-name="Standard"><text:tab/><text:tab/>borgts Tpas stype size</text:p>
      <text:p text:style-name="Standard"><text:tab/><text:tab/>txtctn string3 string2 stype </text:p>
      <text:p text:style-name="Standard"><text:tab/><text:tab/>txtctn el string string3 </text:p>
      <text:p text:style-name="Standard"><text:tab/><text:tab/>vctpshbck stringnames el</text:p>
      <text:p text:style-name="Standard"><text:tab/><text:tab/></text:p>
      <text:p text:style-name="Standard"><text:tab/><text:tab/>mts ssize size</text:p>
      <text:p text:style-name="Standard"><text:tab/><text:tab/>txtctn string2 el ssize</text:p>
      <text:p text:style-name="Standard"><text:tab/><text:tab/>opnwrf log \l\o\g\2\.\t\x\t</text:p>
      <text:p text:style-name="Standard"><text:tab/><text:tab/>wrt log string2</text:p>
      <text:p text:style-name="Standard"><text:tab/><text:tab/>cls log</text:p>
      <text:p text:style-name="Standard"><text:tab/><text:tab/></text:p>
      <text:p text:style-name="Standard"><text:tab/><text:tab/>met skip_finishcycle2</text:p>
      <text:p text:style-name="Standard"><text:tab/>;endreg</text:p>
      <text:p text:style-name="Standard"><text:tab/>jmp finishcycle1</text:p>
      <text:p text:style-name="Standard"><text:soft-page-break/><text:tab/>met finish</text:p>
      <text:p text:style-name="Standard"><text:tab/>psh stringnames</text:p>
      <text:p text:style-name="Standard"><text:tab/>psh arraynames</text:p>
      <text:p text:style-name="Standard"><text:tab/>end</text:p>
      <text:p text:style-name="Standard">enden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епан Рогонов</meta:initial-creator>
    <meta:creation-date>2013-11-24T17:54:39.53</meta:creation-date>
    <meta:document-statistic meta:table-count="0" meta:image-count="0" meta:object-count="0" meta:page-count="9" meta:paragraph-count="419" meta:word-count="1246" meta:character-count="7619"/>
    <dc:date>2013-11-24T17:56:32.72</dc:date>
    <dc:creator>Степан Рогонов</dc:creator>
    <meta:editing-duration>PT1M53S</meta:editing-duration>
    <meta:editing-cycles>1</meta:editing-cycles>
    <meta:generator>OpenOffice.org/3.4.1$Win32 OpenOffice.org_project/341m1$Build-9593</meta:generator>
  </office:meta>
</office:document-meta>
</file>